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lineParent.Inline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nlineParent.getChildArea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lineParent.addChildArea( Area childAre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lineParent.applyVariationFactor( double variationFactor , int lineStretch , int lineShrin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